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035in"/>
    </style:style>
    <style:style style:name="co3" style:family="table-column">
      <style:table-column-properties fo:break-before="auto" style:column-width="1.5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1"/>
    </style:style>
    <style:style style:name="gr1" style:family="graphic">
      <style:graphic-properties draw:stroke="none" svg:stroke-color="#000000" draw:fill="solid" draw:fill-color="#ffffff" fo:min-height="2.1157in"/>
      <style:paragraph-properties style:writing-mode="lr-tb"/>
    </style:style>
    <style:style style:name="P1" style:family="paragraph">
      <loext:graphic-properties draw:fill="solid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Nro Mayor e Hipotenusa" table:style-name="ta1">
        <table:shapes>
          <draw:frame draw:z-index="0" draw:name="Text Frame 1" draw:style-name="gr1" draw:text-style-name="P1" svg:width="5.4528in" svg:height="2.1157in" svg:x="0.0654in" svg:y="0.2169in">
            <draw:text-box>
              <text:p>Veamos un ejemplo</text:p>
              <text:p>Se desea escribir el algoritmo para la solución del siguiente problema: dados</text:p>
              <text:p>dos números z1 y z2 escribir el mayor de ellos.</text:p>
              <text:p/>
              <text:p>Veamos el seudocódigo y el diagrama de flujo correspondiente:</text:p>
              <text:p>Algoritmo Mayor (algoritmo que muestra el mayor de dos números)</text:p>
              <text:p>Las variables de entrada son: z1, z2</text:p>
              <text:p>Paso 1: Introducir z1, z2</text:p>
              <text:p>Paso 2: si z1 &gt; z2 entonces escribir z1</text:p>
              <text:p>Paso 3: si no escribir z2</text:p>
              <text:p>PARAR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 table:number-rows-repeated="14">
          <table:table-cell table:number-columns-repeated="5"/>
        </table:table-row>
        <table:table-row table:style-name="ro1">
          <table:table-cell table:style-name="ce1" office:value-type="string" calcext:value-type="string">
            <text:p>Celda</text:p>
          </table:table-cell>
          <table:table-cell table:style-name="ce1" office:value-type="string" calcext:value-type="string">
            <text:p>Conteni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Numero z1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Numero z2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18</text:p>
          </table:table-cell>
          <table:table-cell office:value-type="string" calcext:value-type="string">
            <text:p>Mayor entre </text:p>
            <text:p>Z1 y z2</text:p>
          </table:table-cell>
          <table:table-cell table:formula="of:=IF([.C16]&gt;[.C17];&quot;El nro mayor es Z1: &quot; &amp;[.C16]; &quot;El nro mayor es Z2: &quot; &amp;[.C17])" office:value-type="string" office:string-value="El nro mayor es Z1: 25" calcext:value-type="string">
            <text:p>El nro mayor es Z1: 25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4"/>
          <table:table-cell table:style-name="ce2" office:value-type="string" calcext:value-type="string">
            <text:p>^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</text:p>
          </table:table-cell>
          <table:table-cell table:formula="of:=([.B23]^2+[.B24]^2)^(1/2)" office:value-type="float" office:value="2.82842712474619" calcext:value-type="float">
            <text:p>2.82842712474619</text:p>
          </table:table-cell>
          <table:table-cell table:formula="of:=[.B25]-2*2^(1/2)"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1T17:50:03.185713337</meta:creation-date>
    <dc:date>2025-08-11T19:28:43.341336526</dc:date>
    <meta:editing-duration>PT1H8M19S</meta:editing-duration>
    <meta:editing-cycles>3</meta:editing-cycles>
    <meta:generator>LibreOffice/7.3.7.2$Linux_X86_64 LibreOffice_project/30$Build-2</meta:generator>
    <meta:document-statistic meta:table-count="2" meta:cell-count="19" meta:object-count="1"/>
  </office:meta>
</office:document-meta>
</file>